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derstanding Git and Using GitHub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- Why use Git?</text:p>
            <text:p>- Git's architecture</text:p>
            <text:p>- Using Git</text:p>
            <text:p>- Using GitHu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Version Contro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ave you ever edited a file and then afterwards wished you hadn't?</text:p>
                <text:p/>
              </text:list-item>
              <text:list-item>
                <text:p>Would you like to be able to share your work with others and keep track of who did what?</text:p>
                <text:p/>
              </text:list-item>
              <text:list-item>
                <text:p>Would you like to be able to make different versions of the same file to test different ideas?</text:p>
                <text:p/>
              </text:list-item>
              <text:list-item>
                <text:p>Would you like to be able to back up your work without remembering to use a separate backu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0:59:05.147624000</dc:date>
    <meta:editing-duration>P0D</meta:editing-duration>
    <meta:editing-cycles>1</meta:editing-cycles>
    <meta:document-statistic meta:object-count="29"/>
    <meta:generator>LibreOffice/4.1.6.2$MacOSX_x86 LibreOffice_project/40ff705089295be5be0aae9b15123f687c05b0a</meta:generator>
  </office:meta>
</office:document-meta>
</file>